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fr" fo:country="FR" officeooo:rsid="000cd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2">G</text:span>ALENI DE VENEREIS.</text:h>
      <text:p text:style-name="P1">Salubris rerum venere<text:span text:style-name="Default_20_Paragraph_20_Font"><text:span text:style-name="T1">o</text:span></text:span>rum u<text:span text:style-name="Default_20_Paragraph_20_Font"><text:span text:style-name="T1">t</text:span></text:span>us ex Epicurei nullus<text:line-break/>est; revera autem salubris u<text:span text:style-name="Default_20_Paragraph_20_Font"><text:span text:style-name="T1">tus </text:span></text:span>est ab intermissionibus<text:line-break/>tantis, ut post usum homo levior factus esse faciliusque<text:line-break/>spirare rideatur. opportunum autem utendi tempus est,<text:line-break/>quum exquisite medium obtineat omnium externarum<text:line-break/>circumstantiarum corpus, neque immoderatius repletum,<text:line-break/>neque vacuum, neque nimis perfrigeratum , neque fuper-<text:line-break/>calefactum, neque immodice exiccatum, neque humecta-<text:line-break/>tum. Si vero interdum aliqua in re aberret, parvum esto,<text:line-break/>quod in errorem labitur. Salubrius autum calefacto magis</text:p>
      <text:p text:style-name="P2"/>
      <text:p text:style-name="Normal">quam perfrigerato , et repleto magis quam vacuato, et<text:line-break/>humectato magis quam exiccati, corpori rebus uti vene-<text:line-break/>reis. Qui igitur imbecillas vices habent, ii certe ab im-<text:line-break/>moderata venere lu extremam infirmitatem procidunt;<text:line-break/>qui vero robustas, quique aegrotant pituitae copia, quod<text:line-break/>humores amplius discutiunt, innoxium ipsarum usum<text:line-break/>ferunt; sic enim calidis et humidis co<text:span text:style-name="Default_20_Paragraph_20_Font"><text:span text:style-name="T1">n</text:span></text:span>tingit, et quibus-<text:line-break/>cuuque natura semine foecundis. Quin et corpus eorum,<text:line-break/>qui robusias habent vires, venus calefacit; quibus vero<text:line-break/>imbecillae sunt, in promptu quidem calefacit, fed postea<text:line-break/>vehementer refrigerat Proinde nonnulli quidem post<text:line-break/>coitum a mventute quamprimum imbecilles evadunt;<text:line-break/>nonnulli vero, nisi assidue utentur coitu, capitis gravita-.<text:line-break/>tem incurrunt, cibos fastidiunt, febriculosi fiunt, deterius<text:line-break/>appetunt, minusque concoquunt. Quosdam ejusmodi<text:line-break/>naturae esse novimus, .ut, quum a rebus venerem abftiue-<text:line-break/>reut, tum torpidi, tum ad motum difficiles facti sint;<text:line-break/>quosilanr vero , qui melancholicorum more praeter ratio-</text:p>
      <text:p text:style-name="P2">nem moesti ac spei expertes evaserint; haec vero omnia<text:line-break/>quamprimum veneris usu fedata fuisse. Haec mihi consi-<text:line-break/>de<text:span text:style-name="Default_20_Paragraph_20_Font"><text:span text:style-name="T1">r</text:span></text:span>auti magnopere laedere videtu<text:span text:style-name="Default_20_Paragraph_20_Font"><text:span text:style-name="T1">r</text:span></text:span> feminis <text:span text:style-name="Default_20_Paragraph_20_Font"><text:span text:style-name="T1">r</text:span></text:span>etentio, in<text:line-break/>quibus ipsum tum .natura deterioris est succi, tum copio-<text:line-break/>fius est, et otiosior vita, et veneris usus prius qmdem<text:line-break/>frequentior, posteu ve<text:span text:style-name="Default_20_Paragraph_20_Font"><text:span text:style-name="T1">r</text:span></text:span>o affatim abstinuerunt. Qui ro-<text:line-break/>busti ac juvenes sunt, his corpo<text:span text:style-name="Default_20_Paragraph_20_Font"><text:span text:style-name="T1">r</text:span></text:span>is habitus in raritatem<text:line-break/>potius quam vires in imbecillitatem mutatu<text:span text:style-name="Default_20_Paragraph_20_Font"><text:span text:style-name="T1">r</text:span></text:span>; at iis quae-<text:line-break/>dam sit emendatio per ea, quae cogunt et constringunt,<text:line-break/>qualis est p<text:span text:style-name="Default_20_Paragraph_20_Font"><text:span text:style-name="T1">r</text:span></text:span>aeparans exe<text:span text:style-name="Default_20_Paragraph_20_Font"><text:span text:style-name="T1">r</text:span></text:span>citatio. Si vero etiam aliqua<text:line-break/>perfrigeratio post venerem corporibus oboriatu<text:span text:style-name="Default_20_Paragraph_20_Font"><text:span text:style-name="T1">r, </text:span></text:span>erit<text:line-break/>etiam exercitatione praeparante ob eam. causam utendum ;<text:line-break/>calorem enim excitat. Concedente ve<text:span text:style-name="Default_20_Paragraph_20_Font"><text:span text:style-name="T1">r</text:span></text:span>o anni tempestate<text:line-break/>a frigido balneo haud erit abstinendum. Edulia vero<text:line-break/>copia quidem parciora, qualitate vero humidiora exiri-<text:line-break/>benda, ut tum probe ipsa concoquantur, tum a venere<text:line-break/>contracta siccitas .emendetur. Sed oportet neque tempe-<text:line-break/>ramento frigidiora, sed media calcfacicntium specie ipsa</text:p>
      <text:p text:style-name="P2">esse. Nam quoniam corpus a venere rarius simul ac im-<text:line-break/>becillius, frigidius et siccius efficitur, quae Pane densant<text:line-break/>et calesaciunt et erres reparant, adhibenda sunt; atque<text:line-break/>hi sinit fcopi, qui huc specta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5</dc:title>
    <dc:subject/>
    <meta:initial-creator>Galien</meta:initial-creator>
    <meta:creation-date>2023-01-09T14:15:00Z</meta:creation-date>
    <dc:date>2023-01-09T15:16:26.351000000</dc:date>
    <meta:editing-cycles>4</meta:editing-cycles>
    <meta:editing-duration>PT15S</meta:editing-duration>
    <meta:document-statistic meta:table-count="0" meta:image-count="0" meta:object-count="0" meta:page-count="4" meta:paragraph-count="5" meta:word-count="391" meta:character-count="2749" meta:non-whitespace-character-count="2363"/>
    <meta:template xlink:type="simple" xlink:actuate="onRequest" xlink:title="" xlink:href="Normal.dotm"/>
  </office:meta>
</office:document-meta>
</file>